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05d2" officeooo:paragraph-rsid="000c05d2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c9211e" fo:font-size="24pt" fo:font-weight="bold" officeooo:rsid="000c05d2" officeooo:paragraph-rsid="000c05d2" fo:background-color="transparent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c9211e" fo:font-size="15pt" style:text-underline-style="solid" style:text-underline-width="auto" style:text-underline-color="font-color" fo:font-weight="bold" officeooo:rsid="000c05d2" officeooo:paragraph-rsid="000c05d2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c9211e" fo:font-size="15pt" style:text-underline-style="solid" style:text-underline-width="auto" style:text-underline-color="font-color" fo:font-weight="bold" officeooo:rsid="001439e7" officeooo:paragraph-rsid="001439e7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2pt" officeooo:rsid="000c05d2" officeooo:paragraph-rsid="000c05d2" style:font-size-asian="10.5pt" style:font-size-complex="12pt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0c05d2" officeooo:paragraph-rsid="000c05d2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none" fo:font-weight="normal" officeooo:rsid="00112daa" officeooo:paragraph-rsid="00112da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2991d" officeooo:paragraph-rsid="0012991d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0c05d2" officeooo:paragraph-rsid="000c05d2" style:font-size-asian="15pt" style:font-weight-asian="bold" style:font-size-complex="15pt" style:font-weight-complex="bold"/>
    </style:style>
    <style:style style:name="P10" style:family="paragraph" style:parent-style-name="Standard" style:list-style-name="L1">
      <style:text-properties officeooo:paragraph-rsid="001439e7"/>
    </style:style>
    <style:style style:name="P11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0f2ea5" officeooo:paragraph-rsid="000f2ea5" style:font-size-asian="15pt" style:font-weight-asian="bold" style:font-size-complex="15pt" style:font-weight-complex="bold"/>
    </style:style>
    <style:style style:name="P12" style:family="paragraph" style:parent-style-name="Standard" style:list-style-name="L1">
      <style:text-properties fo:font-size="12pt" style:text-underline-style="none" fo:font-weight="normal" officeooo:rsid="000f2ea5" officeooo:paragraph-rsid="000f2ea5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size="12pt" style:text-underline-style="none" fo:font-weight="normal" officeooo:rsid="000f2ea5" officeooo:paragraph-rsid="000f2ea5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fo:font-size="12pt" style:text-underline-style="none" fo:font-weight="normal" officeooo:rsid="000d5672" officeooo:paragraph-rsid="000d5672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text-properties fo:font-size="12pt" style:text-underline-style="none" fo:font-weight="normal" officeooo:rsid="000d5672" officeooo:paragraph-rsid="000f2ea5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text-properties fo:font-size="12pt" style:text-underline-style="none" fo:font-weight="normal" officeooo:rsid="00112daa" officeooo:paragraph-rsid="00112daa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text-properties fo:font-size="12pt" style:text-underline-style="none" fo:font-weight="normal" officeooo:rsid="0012991d" officeooo:paragraph-rsid="0012991d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officeooo:rsid="001439e7" officeooo:paragraph-rsid="001439e7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text-properties fo:font-size="12pt" style:text-underline-style="solid" style:text-underline-width="auto" style:text-underline-color="font-color" fo:font-weight="normal" officeooo:rsid="000c05d2" officeooo:paragraph-rsid="000c05d2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text-properties fo:font-size="12pt" style:text-underline-style="solid" style:text-underline-width="auto" style:text-underline-color="font-color" fo:font-weight="bold" officeooo:rsid="000d5672" officeooo:paragraph-rsid="000d5672" style:font-size-asian="10.5pt" style:font-weight-asian="bold" style:font-size-complex="12pt" style:font-weight-complex="bold"/>
    </style:style>
    <style:style style:name="P21" style:family="paragraph" style:parent-style-name="Standard" style:list-style-name="L2">
      <style:text-properties fo:font-size="12pt" style:text-underline-style="solid" style:text-underline-width="auto" style:text-underline-color="font-color" fo:font-weight="bold" officeooo:rsid="00112daa" officeooo:paragraph-rsid="00112daa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officeooo:rsid="000c05d2" officeooo:paragraph-rsid="000c05d2" style:font-size-asian="10.5pt" style:font-size-complex="12pt"/>
    </style:style>
    <style:style style:name="P23" style:family="paragraph" style:parent-style-name="Standard">
      <style:text-properties fo:font-size="12pt" officeooo:rsid="00154370" officeooo:paragraph-rsid="00154370" style:font-size-asian="10.5pt" style:font-size-complex="12pt"/>
    </style:style>
    <style:style style:name="P24" style:family="paragraph" style:parent-style-name="Standard" style:list-style-name="L3">
      <style:text-properties fo:font-size="12pt" officeooo:rsid="00154370" officeooo:paragraph-rsid="00154370" style:font-size-asian="10.5pt" style:font-size-complex="12pt"/>
    </style:style>
    <style:style style:name="P25" style:family="paragraph" style:parent-style-name="Standard" style:list-style-name="L2">
      <style:text-properties officeooo:paragraph-rsid="00112daa"/>
    </style:style>
    <style:style style:name="P26" style:family="paragraph" style:parent-style-name="Standard" style:list-style-name="L2">
      <style:text-properties officeooo:rsid="0012991d" officeooo:paragraph-rsid="0012991d"/>
    </style:style>
    <style:style style:name="P27" style:family="paragraph" style:parent-style-name="Standard" style:list-style-name="L1">
      <style:paragraph-properties fo:text-align="justify" style:justify-single-word="false"/>
      <style:text-properties officeooo:paragraph-rsid="001439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officeooo:rsid="000d5672"/>
    </style:style>
    <style:style style:name="T4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12daa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2991d" style:font-size-asian="10.5pt" style:font-weight-asian="normal" style:font-size-complex="12pt" style:font-weight-complex="normal"/>
    </style:style>
    <style:style style:name="T7" style:family="text">
      <style:text-properties fo:font-size="15pt" style:text-underline-style="solid" style:text-underline-width="auto" style:text-underline-color="font-color" fo:font-weight="bold" officeooo:rsid="001439e7" style:font-size-asian="15pt" style:font-weight-asian="bold" style:font-size-complex="15pt" style:font-weight-complex="bold"/>
    </style:style>
    <style:style style:name="T8" style:family="text">
      <style:text-properties fo:font-size="15pt" style:text-underline-style="solid" style:text-underline-width="auto" style:text-underline-color="font-color" fo:font-weight="bold" officeooo:rsid="000f2ea5" style:font-size-asian="15pt" style:font-weight-asian="bold" style:font-size-complex="1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MOWEB 2.0:</text:p>
      <text:p text:style-name="P1"/>
      <text:p text:style-name="P3">SÍNTESIS DEL PROYECTO:</text:p>
      <text:p text:style-name="P5"/>
      <text:p text:style-name="P5"/>
      <text:p text:style-name="P5">El proyecto consiste en realizar un portal inmobiliario web.</text:p>
      <text:p text:style-name="P5">El portal debe ser responsive y en el se podrán buscar anuncios de inmuebles y solicitar la reserva de los mismos.</text:p>
      <text:p text:style-name="P5"/>
      <text:p text:style-name="P5">El portal debe de disponer de sistema de login, sistema de reseñas y sistema de reservas.</text:p>
      <text:p text:style-name="P23">Los usuarios podrán ser de 4 tipos:</text:p>
      <text:list xml:id="list3143686481" text:style-name="L3">
        <text:list-item>
          <text:p text:style-name="P24">Inquilino</text:p>
        </text:list-item>
        <text:list-item>
          <text:p text:style-name="P24">Casero</text:p>
        </text:list-item>
        <text:list-item>
          <text:p text:style-name="P24">Inquilino y Casero</text:p>
        </text:list-item>
        <text:list-item>
          <text:p text:style-name="P24">Administrador</text:p>
        </text:list-item>
      </text:list>
      <text:p text:style-name="P5"><text:s/></text:p>
      <text:p text:style-name="P9"><text:span text:style-name="T2">USUARIOS</text:span>:</text:p>
      <text:p text:style-name="P9"/>
      <text:list xml:id="list253427608" text:style-name="L1">
        <text:list-item>
          <text:p text:style-name="P11">REGISTRADO:</text:p>
          <text:list>
            <text:list-item>
              <text:p text:style-name="P12"><text:span text:style-name="T3">M</text:span>odificar datos de usuario</text:p>
            </text:list-item>
            <text:list-item>
              <text:p text:style-name="P12">Solicitar baja de usuario.</text:p>
            </text:list-item>
          </text:list>
        </text:list-item>
      </text:list>
      <text:p text:style-name="P6"/>
      <text:list xml:id="list661899000" text:style-name="L2">
        <text:list-item>
          <text:p text:style-name="P19"><text:span text:style-name="T1">INVITADO</text:span>:</text:p>
          <text:list>
            <text:list-item>
              <text:p text:style-name="P14">Registrarse como usuario casero, inquino, o inquilino/casero (teniendo las dos funcionalidades)</text:p>
            </text:list-item>
            <text:list-item>
              <text:p text:style-name="P14">Realizar búsquedas de anuncios de inmuebles</text:p>
              <text:p text:style-name="P14"/>
            </text:list-item>
          </text:list>
        </text:list-item>
        <text:list-item>
          <text:p text:style-name="P20">INQUILINO:</text:p>
          <text:list>
            <text:list-item>
              <text:p text:style-name="P14">Iniciar sesión</text:p>
            </text:list-item>
            <text:list-item>
              <text:p text:style-name="P14">Realizar búsquedas de anuncios de inmuebles</text:p>
            </text:list-item>
            <text:list-item>
              <text:p text:style-name="P14">Solicitar reservas de inmuebles anunciados</text:p>
            </text:list-item>
            <text:list-item>
              <text:p text:style-name="P14">Cancelar una reservas solicitada</text:p>
            </text:list-item>
            <text:list-item>
              <text:p text:style-name="P14">Consultar histórico de reservas</text:p>
            </text:list-item>
            <text:list-item>
              <text:p text:style-name="P14">Realizar reseña de inmueble cuyo alquiler haya finalizado</text:p>
            </text:list-item>
            <text:list-item>
              <text:p text:style-name="P16">Modificar reseña de inmueble cuyo alquiler haya finalizado</text:p>
            </text:list-item>
            <text:list-item>
              <text:p text:style-name="P14">Eliminar reseña de inmueble alquilado cuyo alquiler haya finalizado</text:p>
              <text:p text:style-name="P14"/>
            </text:list-item>
          </text:list>
        </text:list-item>
        <text:list-item>
          <text:p text:style-name="P20">CASERO:</text:p>
          <text:list>
            <text:list-item>
              <text:p text:style-name="P15">Realizar búsquedas de anuncios de inmuebles</text:p>
            </text:list-item>
            <text:list-item>
              <text:p text:style-name="P13">Consultar solicitudes reservas recibidas y estado de las mismas</text:p>
            </text:list-item>
            <text:list-item>
              <text:p text:style-name="P13">Aceptar o rechazar solicitudes de reservas <text:s/>recibidas</text:p>
            </text:list-item>
            <text:list-item>
              <text:p text:style-name="P13">Consultar histórico de alquileres</text:p>
            </text:list-item>
            <text:list-item>
              <text:p text:style-name="P17">Consultar alquileres por inmuebles</text:p>
            </text:list-item>
            <text:list-item>
              <text:p text:style-name="P17">Consultar alquileres por inquilino</text:p>
            </text:list-item>
            <text:list-item>
              <text:p text:style-name="P13">Realizar reseñas sobre inquilinos de reservas ya realizadas</text:p>
            </text:list-item>
            <text:list-item>
              <text:p text:style-name="P17">Modificar reseñas realizadas</text:p>
            </text:list-item>
            <text:list-item>
              <text:p text:style-name="P17">Eliminar reseñas realizadas</text:p>
            </text:list-item>
            <text:list-item>
              <text:p text:style-name="P13">Publicar anuncios de inmuebles</text:p>
            </text:list-item>
            <text:list-item>
              <text:p text:style-name="P13">Borrar anuncios de inmuebles</text:p>
            </text:list-item>
            <text:list-item>
              <text:p text:style-name="P13">Modificar anuncios de inmuebles</text:p>
              <text:p text:style-name="P13"><text:soft-page-break/></text:p>
            </text:list-item>
          </text:list>
        </text:list-item>
        <text:list-item>
          <text:p text:style-name="P21">ADMINISTRADOR:</text:p>
          <text:list>
            <text:list-item>
              <text:p text:style-name="P16">CRUD Cualquier usario →Es el único usuario que puede dar de alta un usuario administrador o modificar los datos de cualquier usuario</text:p>
            </text:list-item>
            <text:list-item>
              <text:p text:style-name="P16">CRUD Cualquier inmueble</text:p>
            </text:list-item>
            <text:list-item>
              <text:p text:style-name="P16">CRUD Caulquier anuncios</text:p>
            </text:list-item>
            <text:list-item>
              <text:p text:style-name="P16">CRUD Cualquier reseña</text:p>
            </text:list-item>
          </text:list>
        </text:list-item>
      </text:list>
      <text:p text:style-name="P7"/>
      <text:p text:style-name="P7"/>
      <text:list xml:id="list184003848943929" text:continue-numbering="true" text:style-name="L2">
        <text:list-item>
          <text:list>
            <text:list-item>
              <text:p text:style-name="P16">CONSULTAS ALQUILERES</text:p>
              <text:list>
                <text:list-item>
                  <text:p text:style-name="P16">Por fecha (plazo de tiempo)</text:p>
                </text:list-item>
                <text:list-item>
                  <text:p text:style-name="P16">Provincia</text:p>
                </text:list-item>
                <text:list-item>
                  <text:p text:style-name="P17">Ciudad</text:p>
                </text:list-item>
                <text:list-item>
                  <text:p text:style-name="P16">Coste</text:p>
                </text:list-item>
                <text:list-item>
                  <text:p text:style-name="P16">Comunidad autónoma</text:p>
                </text:list-item>
                <text:list-item>
                  <text:p text:style-name="P25"><text:span text:style-name="T5">Por </text:span><text:span text:style-name="T6">inquiliino</text:span></text:p>
                </text:list-item>
                <text:list-item>
                  <text:p text:style-name="P26"><text:span text:style-name="T6">P</text:span><text:span text:style-name="T4">or casero</text:span></text:p>
                </text:list-item>
              </text:list>
            </text:list-item>
            <text:list-item>
              <text:p text:style-name="P16">CONSULTAS ANUNCIOS</text:p>
              <text:list>
                <text:list-item>
                  <text:p text:style-name="P16">Por fecha (plazo de tiempo)</text:p>
                </text:list-item>
                <text:list-item>
                  <text:p text:style-name="P16">Provincia</text:p>
                </text:list-item>
                <text:list-item>
                  <text:p text:style-name="P16">Coste</text:p>
                </text:list-item>
                <text:list-item>
                  <text:p text:style-name="P16">Comunidad autónoma</text:p>
                </text:list-item>
                <text:list-item>
                  <text:p text:style-name="P25"><text:span text:style-name="T5">Por </text:span><text:span text:style-name="T6">casero</text:span></text:p>
                </text:list-item>
              </text:list>
            </text:list-item>
            <text:list-item>
              <text:p text:style-name="P17">CONSULTAS RESEÑAS:</text:p>
              <text:list>
                <text:list-item>
                  <text:p text:style-name="P17">Total</text:p>
                </text:list-item>
                <text:list-item>
                  <text:p text:style-name="P17">Por inquilino</text:p>
                </text:list-item>
                <text:list-item>
                  <text:p text:style-name="P17">Por casero</text:p>
                </text:list-item>
                <text:list-item>
                  <text:p text:style-name="P17">Por inmueble</text:p>
                </text:list-item>
              </text:list>
            </text:list-item>
          </text:list>
        </text:list-item>
      </text:list>
      <text:p text:style-name="P8"/>
      <text:p text:style-name="P8">SOLAMENTE EL USUARIO ADMINISTRADOR PODRÁ ELIMINAR INMUEBLES DE LA BASE DE DATOS</text:p>
      <text:list xml:id="list184002872863061" text:continue-numbering="true" text:style-name="L2">
        <text:list-item>
          <text:list>
            <text:list-item>
              <text:list>
                <text:list-header>
                  <text:p text:style-name="P17"/>
                </text:list-header>
              </text:list>
            </text:list-item>
          </text:list>
        </text:list-item>
      </text:list>
      <text:p text:style-name="P5"/>
      <text:p text:style-name="P5"/>
      <text:p text:style-name="P4">FUNCIONALIDADES:</text:p>
      <text:p text:style-name="P4"/>
      <text:list xml:id="list184001897273188" text:continue-list="list253427608" text:style-name="L1">
        <text:list-item>
          <text:p text:style-name="P10"><text:span text:style-name="T7">REGISTRO USUARIO</text:span><text:span text:style-name="T8">:</text:span></text:p>
          <text:list>
            <text:list-item>
              <text:p text:style-name="P18">El usuario se registrará con un nombre de usuario , un password, sus datos personales, y un avatar con una imagen que podrá escoger, del disco duro, o pondremos una por defecto. En el momento del registro se le enviará un mail para activar al usuario</text:p>
            </text:list-item>
          </text:list>
        </text:list-item>
        <text:list-item>
          <text:p text:style-name="P27"><text:span text:style-name="T7">PROCESO DE ALQUILER INMUEBLE</text:span><text:span text:style-name="T8">:</text:span></text:p>
          <text:list>
            <text:list-item>
              <text:p text:style-name="P18">Unicamente el usuario registrado como inquilino, inquilino/casero o el administrador, podrán enviar una solicitud de alquiler.</text:p>
            </text:list-item>
            <text:list-item>
              <text:p text:style-name="P18">En el momento de la solicitud debemos de verificar que el inmueble no está ocupado en esas fechas</text:p>
            </text:list-item>
            <text:list-item>
              <text:p text:style-name="P18">Una vez realizada la oferta el usuario casero podrá aceptar o rechazar la solicitud, recibiendo una alerta el inquilino con la respuesta.</text:p>
            </text:list-item>
          </text:list>
        </text:list-item>
        <text:list-item>
          <text:p text:style-name="P10"><text:span text:style-name="T7">REGISTRO USUARIO</text:span><text:span text:style-name="T8">:</text:span></text:p>
          <text:list>
            <text:list-item>
              <text:p text:style-name="P18">Para realizar una reseña el alquiler debe estar finalizado, el usuario podrá hacer una reseña del inquilino, y el inquilino podrá realizar una reseña sobre el inmueble.</text:p>
              <text:p text:style-name="P18"/>
            </text:list-item>
          </text:list>
        </text:list-item>
      </text:list>
      <text:p text:style-name="P5"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6:29:27.605383012</meta:creation-date>
    <dc:date>2022-10-13T18:40:01.684116676</dc:date>
    <meta:editing-duration>PT1H51M5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79" meta:word-count="489" meta:character-count="2894" meta:non-whitespace-character-count="2545"/>
  </office:meta>
</office:document-meta>
</file>